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4.43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17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62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3.07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2.17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9cb8b4" draw:textarea-horizontal-align="justify" draw:textarea-vertical-align="middle" draw:auto-grow-height="false" fo:min-height="15.25cm" fo:min-width="25.5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4.2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24.25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5pt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5pt" fo:font-weight="bold" style:font-weight-asian="bold" style:font-weight-complex="bold"/>
    </style:style>
    <style:style style:name="P7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8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9" style:family="paragraph">
      <style:paragraph-properties fo:text-align="center"/>
      <style:text-properties fo:font-size="15pt" fo:font-weight="bold" style:font-size-asian="5pt" style:font-weight-asian="bold" style:font-size-complex="5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5pt" fo:font-weight="bold" style:font-size-asian="5pt" style:font-weight-asian="bold" style:font-size-complex="5pt" style:font-weight-complex="bold"/>
    </style:style>
    <style:style style:name="P11" style:family="paragraph">
      <style:paragraph-properties fo:text-align="center"/>
      <style:text-properties fo:font-size="15pt" fo:font-weight="normal" style:font-size-asian="15pt" style:font-size-complex="15pt"/>
    </style:style>
    <style:style style:name="P12" style:family="paragraph">
      <loext:graphic-properties draw:fill-color="#ffffff"/>
      <style:paragraph-properties fo:text-align="center" style:writing-mode="lr-tb"/>
      <style:text-properties fo:font-size="15pt" fo:font-weight="normal" style:font-size-asian="15pt" style:font-size-complex="15pt"/>
    </style:style>
    <style:style style:name="P13" style:family="paragraph">
      <style:paragraph-properties fo:text-align="center"/>
      <style:text-properties fo:font-size="15pt" fo:font-weight="normal" style:font-size-asian="5pt" style:font-size-complex="5pt"/>
    </style:style>
    <style:style style:name="P14" style:family="paragraph">
      <loext:graphic-properties draw:fill-color="#ffffff"/>
      <style:paragraph-properties fo:text-align="center" style:writing-mode="lr-tb"/>
      <style:text-properties fo:font-size="15pt" fo:font-weight="normal" style:font-size-asian="5pt" style:font-size-complex="5pt"/>
    </style:style>
    <style:style style:name="P15" style:family="paragraph">
      <loext:graphic-properties draw:fill="solid" draw:fill-color="#9cb8b4"/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 style:writing-mode="lr-tb"/>
    </style:style>
    <style:style style:name="P18" style:family="paragraph"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T1" style:family="text"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T2" style:family="text"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T3" style:family="text">
      <style:text-properties fo:font-size="15pt" fo:font-weight="bold" style:font-weight-asian="bold" style:font-weight-complex="bold"/>
    </style:style>
    <style:style style:name="T4" style:family="text">
      <style:text-properties fo:font-size="15pt" fo:font-weight="normal" style:font-size-asian="5pt" style:font-weight-asian="normal" style:font-size-complex="5pt" style:font-weight-complex="normal"/>
    </style:style>
    <style:style style:name="T5" style:family="text">
      <style:text-properties fo:font-size="15pt" fo:font-weight="bold" style:font-size-asian="5pt" style:font-weight-asian="bold" style:font-size-complex="5pt" style:font-weight-complex="bold"/>
    </style:style>
    <style:style style:name="T6" style:family="text">
      <style:text-properties fo:font-size="15pt" fo:font-weight="normal" style:font-size-asian="15pt" style:font-size-complex="15pt"/>
    </style:style>
    <style:style style:name="T7" style:family="text">
      <style:text-properties fo:font-size="15pt" fo:font-weight="normal" style:font-size-asian="5pt" style:font-size-complex="5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1cm 0.015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-0.001cm 0.007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7cm 0.007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7cm 0.007cm)">
          <text:p text:style-name="P7"><text:span text:style-name="T4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2cm 0.007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8cm 0.004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6cm 0.004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cm 0.007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11.75cm" svg:y="2.5cm">
          <text:p text:style-name="P16">제목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4.75cm" svg:height="0.25cm" svg:x="1.625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6.25cm">
          <text:p text:style-name="P16">번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5.5cm" svg:y="6.25cm">
          <text:p text:style-name="P16">날짜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6.25cm">
          <text:p text:style-name="P16">일정명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6.25cm">
          <text:p text:style-name="P16">현황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20.5cm" svg:y="6.25cm">
          <text:p text:style-name="P16">액션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5.5cm" svg:height="0.75cm" svg:x="21.25cm" svg:y="1.25cm">
          <text:p text:style-name="P18">로그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8.372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cm" svg:height="0.75cm" svg:x="5.5cm" svg:y="8.372cm">
          <text:p text:style-name="P19"><text:span text:style-name="T8">2025.01.22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8.372cm">
          <text:p text:style-name="P16">촬영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8.372cm">
          <text:p text:style-name="P16">진행중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0.5cm" svg:y="8.372cm">
          <text:p text:style-name="P16">삭제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3.5cm" svg:y="8.4cm">
          <text:p text:style-name="P16">완료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2cm 0.01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0cm 0.008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8cm 0.008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8cm 0.008cm)">
          <text:p text:style-name="P7"><text:span text:style-name="T4">UI-L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3cm 0.008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9cm 0.005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7cm 0.005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1cm 0.008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5-01-08T15:07:23.595000000</dc:date>
    <meta:editing-duration>PT6H3M25S</meta:editing-duration>
    <meta:editing-cycles>53</meta:editing-cycles>
    <meta:document-statistic meta:object-count="32"/>
  </office:meta>
</office:document-meta>
</file>